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ArtSVG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sciiArtSVGGenerator.generateSVGTextEle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ciiArtSVG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VGGenerator.character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ciiArtSVG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VGGenerator.generateSVGLineEle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sciiArtSVG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ciiArtSVGGenerator.startElement( String nodeName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ciiArtSVGGenerator.endElement( String nod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ciiArtSVGGenerator.addAttribute( String nodeName ,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VG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ciiArtSVGGenerator.readAscii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